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rif" svg:font-family="serif, Times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15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2" style:family="paragraph" style:parent-style-name="Standard">
      <style:paragraph-properties fo:margin-top="0cm" fo:margin-bottom="0cm" fo:line-height="115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3" style:family="paragraph" style:parent-style-name="Standard">
      <style:paragraph-properties fo:margin-top="0cm" fo:margin-bottom="0cm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style:font-name="Times New Roman" style:font-name-complex="Times New Roman1"/>
    </style:style>
    <style:style style:name="P4" style:family="paragraph" style:parent-style-name="Standard">
      <style:paragraph-properties fo:background-color="#ffffff">
        <style:background-image/>
      </style:paragraph-properties>
    </style:style>
    <style:style style:name="P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Times New Roman" style:font-name-complex="Times New Roman1"/>
    </style:style>
    <style:style style:name="P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Times New Roman" fo:font-size="16pt" style:font-size-asian="16pt" style:font-name-complex="Times New Roman1" style:font-size-complex="16pt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style:font-name="Times New Roman" fo:font-size="12pt" style:font-size-asian="12pt" style:font-name-complex="Times New Roman1" style:font-size-complex="16pt"/>
    </style:style>
    <style:style style:name="P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background-color="#ffffff">
        <style:background-image/>
      </style:paragraph-properties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0" style:family="paragraph" style:parent-style-name="Standard">
      <style:paragraph-properties fo:text-align="center" style:justify-single-word="false" fo:background-color="#ffffff">
        <style:background-image/>
      </style:paragraph-properties>
    </style:style>
    <style:style style:name="P11" style:family="paragraph" style:parent-style-name="Standard">
      <style:paragraph-properties fo:background-color="#ffffff">
        <style:tab-stops>
          <style:tab-stop style:position="3.466cm"/>
        </style:tab-stops>
        <style:background-image/>
      </style:paragraph-properties>
    </style:style>
    <style:style style:name="P12" style:family="paragraph" style:parent-style-name="Standard" style:master-page-name="Standard">
      <style:paragraph-properties fo:text-align="center" style:justify-single-word="false" style:page-number="auto" fo:background-color="#ffffff">
        <style:background-image/>
      </style:paragraph-properties>
    </style:style>
    <style:style style:name="P13" style:family="paragraph" style:parent-style-name="List_20_Paragraph">
      <style:paragraph-properties fo:background-color="#ffffff">
        <style:background-image/>
      </style:paragraph-properties>
    </style:style>
    <style:style style:name="P14" style:family="paragraph" style:parent-style-name="List_20_Paragraph" style:list-style-name="WWNum1">
      <style:paragraph-properties fo:background-color="#ffffff">
        <style:background-image/>
      </style:paragraph-properties>
    </style:style>
    <style:style style:name="P15" style:family="paragraph" style:parent-style-name="List_20_Paragraph">
      <style:paragraph-properties fo:background-color="#ffffff">
        <style:background-image/>
      </style:paragraph-properties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6" style:family="paragraph" style:parent-style-name="List_20_Paragraph" style:list-style-name="WWNum1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17" style:family="paragraph" style:parent-style-name="List_20_Paragraph">
      <style:paragraph-properties fo:margin-left="0cm" fo:margin-right="0cm" fo:text-indent="0cm" style:auto-text-indent="false" fo:background-color="#ffffff">
        <style:background-image/>
      </style:paragraph-properties>
    </style:style>
    <style:style style:name="P18" style:family="paragraph" style:parent-style-name="Preformatted_20_Text">
      <style:paragraph-properties fo:margin-top="0cm" fo:margin-bottom="0.499cm"/>
    </style:style>
    <style:style style:name="T1" style:family="text">
      <style:text-properties fo:color="#404040" style:font-name="Times New Roman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size="28pt" style:text-underline-style="solid" style:text-underline-width="auto" style:text-underline-color="font-color" fo:font-weight="bold" style:font-size-asian="28pt" style:font-weight-asian="bold" style:font-name-complex="Times New Roman1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2pt" style:font-size-asian="12pt" style:font-name-complex="Times New Roman1" style:font-size-complex="16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0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1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2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13" style:family="text">
      <style:text-properties style:font-name="Times New Roman" style:font-name-asian="Times New Roman1" style:language-asian="ru" style:country-asian="RU" style:font-name-complex="Times New Roman1"/>
    </style:style>
    <style:style style:name="T14" style:family="tex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T15" style:family="text">
      <style:text-properties style:font-name="Times New Roman" fo:font-size="10pt" fo:language="en" fo:country="US" style:font-name-asian="Times New Roman1" style:font-size-asian="10pt" style:language-asian="ru" style:country-asian="RU" style:font-name-complex="Times New Roman1" style:font-size-complex="10pt"/>
    </style:style>
    <style:style style:name="T16" style:family="text">
      <style:text-properties style:font-name="Times New Roman" fo:font-size="10pt" fo:language="ru" fo:country="RU" style:font-name-asian="Times New Roman1" style:font-size-asian="10pt" style:language-asian="ru" style:country-asian="RU" style:font-name-complex="Times New Roman1" style:font-size-complex="10pt"/>
    </style:style>
    <style:style style:name="T17" style:family="text">
      <style:text-properties style:font-name="Times New Roman" fo:language="en" fo:country="US" style:font-name-complex="Times New Roman1"/>
    </style:style>
    <style:style style:name="T18" style:family="text">
      <style:text-properties style:font-name="Times New Roman" fo:language="en" fo:country="US" style:language-asian="ru" style:country-asian="RU" style:font-name-complex="Times New Roman1"/>
    </style:style>
    <style:style style:name="T19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name-complex="Times New Roman1" style:font-size-complex="12pt"/>
    </style:style>
    <style:style style:name="T21" style:family="text">
      <style:text-properties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Федеральное государственное бюджетное образовательное учреждение высшего образования "Национальный исследовательский университет "МЭИ"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T3">ОТЧЕТ</text:span></text:p>
      <text:p text:style-name="P10"><text:span text:style-name="T4">По лабораторной работе № 2</text:span></text:p>
      <text:p text:style-name="P10"><text:span text:style-name="T4"><text:s/>«Системы контроля версий»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4"><text:span text:style-name="T5">ФИО студента <text:s text:c="73"/>Ключников А.</text:span></text:p>
      <text:p text:style-name="P4"><text:span text:style-name="T5">Номер группы <text:s text:c="73"/>А-02-18</text:span></text:p>
      <text:p text:style-name="P4"><text:span text:style-name="T5">Имя преподавателя<text:tab/><text:tab/><text:tab/><text:tab/><text:tab/><text:tab/> <text:s text:c="3"/>Мохов Андрей Сергеевич</text:span></text:p>
      <text:p text:style-name="P4"><text:span text:style-name="T2"><text:tab/><text:tab/><text:tab/><text:tab/><text:tab/><text:tab/><text:tab/><text:tab/> <text:s text:c="3"/></text:span><text:span text:style-name="T20">Козлюк Дмитрий Александрович</text:span><text:span text:style-name="T6"> </text:span></text:p>
      <text:p text:style-name="P3"/>
      <text:p text:style-name="P4"/>
      <text:p text:style-name="P10"><text:soft-page-break/><text:span text:style-name="T12">Лабораторная работа № 2</text:span></text:p>
      <text:p text:style-name="P10"><text:span text:style-name="T7">«Системы контроля версий»</text:span></text:p>
      <text:p text:style-name="P8"/>
      <text:p text:style-name="P4"><text:span text:style-name="T8"/></text:p>
      <text:list xml:id="list6094276328239295974" text:style-name="WWNum1">
        <text:list-item>
          <text:p text:style-name="P14"><text:span text:style-name="T6">Создали каталог </text:span><text:span text:style-name="T9">lab</text:span><text:span text:style-name="T6">02. Запустили </text:span><text:span text:style-name="T9">Git</text:span><text:span text:style-name="T6"> </text:span><text:span text:style-name="T9">Bash</text:span><text:span text:style-name="T6">. Создали папки Алисы и Боба.</text:span></text:p>
        </text:list-item>
        <text:list-item>
          <text:p text:style-name="P14"><text:span text:style-name="T6">Переходим в каталог Алисы:</text:span></text:p>
        </text:list-item>
      </text:list>
      <text:p text:style-name="P1"><text:span text:style-name="T11">qhnx@qhnx--- MINGW32 /d/pr/lab02</text:span></text:p>
      <text:p text:style-name="P1"><text:span text:style-name="T11">$ cd alice <text:s text:c="105"/></text:span></text:p>
      <text:p text:style-name="P13"><text:span text:style-name="T11"><text:s text:c="117"/></text:span></text:p>
      <text:list xml:id="list20271671" text:continue-numbering="true" text:style-name="WWNum1">
        <text:list-item>
          <text:p text:style-name="P14"><text:span text:style-name="T6">Создали каталог </text:span><text:span text:style-name="T9">project</text:span><text:span text:style-name="T6"> и перешли в него:</text:span></text:p>
        </text:list-item>
      </text:list>
      <text:p text:style-name="P4"><text:span text:style-name="T11">qhnx@qhnx--- MINGW32 /d/pr/lab02/alice</text:span></text:p>
      <text:p text:style-name="P4"><text:span text:style-name="T11">$ cd project <text:s text:c="3"/></text:span></text:p>
      <text:list xml:id="list20289466" text:continue-numbering="true" text:style-name="WWNum1">
        <text:list-item>
          <text:p text:style-name="P14"><text:span text:style-name="T11"><text:s text:c="4"/>Инициализируем репозитарий в текущем каталоге:</text:span></text:p>
        </text:list-item>
      </text:list>
      <text:p text:style-name="P1"><text:span text:style-name="T10">qhnx@qhnx--- MINGW32 /d/pr/lab02/alice/project</text:span></text:p>
      <text:p text:style-name="P1"><text:span text:style-name="T10">$ git init</text:span></text:p>
      <text:p text:style-name="P1"><text:span text:style-name="T10">Initialized empty Git repository in </text:span><text:a xlink:type="simple" xlink:href="file:///D:/pr/lab02/alice/project/.git/" text:style-name="Internet_20_link" text:visited-style-name="Visited_20_Internet_20_Link">D:/pr/lab02/alice/project/.git/</text:a></text:p>
      <text:p text:style-name="P1"><text:span text:style-name="T10"/></text:p>
      <text:list xml:id="list20281113" text:continue-numbering="true" text:style-name="WWNum1">
        <text:list-item>
          <text:p text:style-name="P14"><text:span text:style-name="T11">Настроили репозитарий Алисы:</text:span></text:p>
        </text:list-item>
      </text:list>
      <text:p text:style-name="P13"><text:span text:style-name="T15">qhnx@qhnx--- MINGW32 /d/pr/lab02/alice/project (master)</text:span></text:p>
      <text:p text:style-name="P13"><text:span text:style-name="T15">$ git config user.name 'Alice (KluchnikovAK)'</text:span></text:p>
      <text:p text:style-name="P13"><text:span text:style-name="T15"/></text:p>
      <text:p text:style-name="P13"><text:span text:style-name="T15">qhnx@qhnx--- MINGW32 /d/pr/lab02/alice/project (master)</text:span></text:p>
      <text:p text:style-name="P13"><text:span text:style-name="T15">$ git config user.email 'alice@example.com' <text:s text:c="7"/></text:span></text:p>
      <text:list xml:id="list20294267" text:continue-numbering="true" text:style-name="WWNum1">
        <text:list-item>
          <text:p text:style-name="P16"><text:span text:style-name="T13">Запустили </text:span><text:span text:style-name="T19">codeblocks</text:span><text:span text:style-name="T13">, создали проект в репозитарии Алисы. Смотрим состояние рабочей копии. Мы находимся в ветке </text:span><text:span text:style-name="T19">master</text:span><text:span text:style-name="T13">, никаких комитов еще не создано и есть неотслеживаемые файлы.</text:span></text:p>
        </text:list-item>
      </text:list>
      <text:p text:style-name="P1"><text:span text:style-name="T15">qhnx@qhnx--- MINGW32 /d/pr/lab02/alice/project (master) <text:s text:c="25"/></text:span></text:p>
      <text:p text:style-name="P1"><text:span text:style-name="T15">$ git status <text:s text:c="104"/></text:span></text:p>
      <text:p text:style-name="P1"><text:span text:style-name="T15">On branch master <text:s text:c="100"/></text:span></text:p>
      <text:p text:style-name="P1"><text:span text:style-name="T15"><text:s text:c="117"/></text:span></text:p>
      <text:p text:style-name="P1"><text:span text:style-name="T15">No commits yet <text:s text:c="102"/></text:span></text:p>
      <text:p text:style-name="P1"><text:span text:style-name="T15"><text:s text:c="117"/></text:span></text:p>
      <text:p text:style-name="P1"><text:span text:style-name="T15">Untracked files: <text:s text:c="100"/></text:span></text:p>
      <text:p text:style-name="P1"><text:span text:style-name="T15"><text:s text:c="2"/>(use "git add ..." to include in what will be committed) <text:s text:c="52"/></text:span></text:p>
      <text:p text:style-name="P1"><text:span text:style-name="T15"><text:s text:c="117"/></text:span></text:p>
      <text:p text:style-name="P1"><text:span text:style-name="T15"><text:s text:c="8"/>bin/ <text:s text:c="104"/></text:span></text:p>
      <text:p text:style-name="P1"><text:span text:style-name="T15"><text:s text:c="8"/>main.cpp <text:s text:c="100"/></text:span></text:p>
      <text:p text:style-name="P1"><text:span text:style-name="T15"><text:s text:c="8"/>obj/ <text:s text:c="104"/></text:span></text:p>
      <text:p text:style-name="P1"><text:span text:style-name="T15"><text:s text:c="8"/>project.cbp <text:s text:c="97"/></text:span></text:p>
      <text:p text:style-name="P1"><text:span text:style-name="T15"><text:s text:c="117"/></text:span></text:p>
      <text:p text:style-name="P13"><text:span text:style-name="T15">nothing added to commit but untracked files present (use "git add" to track) <text:s text:c="101"/></text:span><text:span text:style-name="T10"><text:s text:c="204"/></text:span></text:p>
      <text:list xml:id="list20265040" text:continue-numbering="true" text:style-name="WWNum1">
        <text:list-item>
          <text:p text:style-name="P14"><text:soft-page-break/><text:span text:style-name="T6">Добавляем файл </text:span><text:span text:style-name="T9">main</text:span><text:span text:style-name="T6">.</text:span><text:span text:style-name="T9">cpp</text:span><text:span text:style-name="T6"> в индекс. Проверяем состояние рабочей копии. Теперь есть отслеживаемый файл </text:span><text:span text:style-name="T9">main.cpp</text:span><text:span text:style-name="T6">:</text:span></text:p>
        </text:list-item>
      </text:list>
      <text:p text:style-name="P1"><text:span text:style-name="T15">qhnx@qhnx--- MINGW32 /d/pr/lab02/alice/project (master) <text:s text:c="23"/></text:span></text:p>
      <text:p text:style-name="P1"><text:span text:style-name="T15">$ git add main.cpp <text:s text:c="98"/></text:span></text:p>
      <text:p text:style-name="P1"><text:span text:style-name="T15"><text:s text:c="117"/></text:span></text:p>
      <text:p text:style-name="P1"><text:span text:style-name="T15">qhnx@qhnx--- MINGW32 /d/pr/lab02/alice/project (master) <text:s text:c="23"/></text:span></text:p>
      <text:p text:style-name="P1"><text:span text:style-name="T15">$ git status <text:s text:c="104"/></text:span></text:p>
      <text:p text:style-name="P1"><text:span text:style-name="T15">On branch master <text:s text:c="100"/></text:span></text:p>
      <text:p text:style-name="P1"><text:span text:style-name="T15"><text:s text:c="117"/></text:span></text:p>
      <text:p text:style-name="P1"><text:span text:style-name="T15">No commits yet <text:s text:c="102"/></text:span></text:p>
      <text:p text:style-name="P1"><text:span text:style-name="T15"><text:s text:c="117"/></text:span></text:p>
      <text:p text:style-name="P1"><text:span text:style-name="T15">Changes to be committed: <text:s text:c="92"/></text:span></text:p>
      <text:p text:style-name="P1"><text:span text:style-name="T15"><text:s text:c="2"/>(use "git rm --cached ..." to unstage) <text:s text:c="70"/></text:span></text:p>
      <text:p text:style-name="P1"><text:span text:style-name="T15"><text:s text:c="117"/></text:span></text:p>
      <text:p text:style-name="P1"><text:span text:style-name="T15"><text:s text:c="8"/>new file: <text:s text:c="2"/>main.cpp <text:s text:c="88"/></text:span></text:p>
      <text:p text:style-name="P1"><text:span text:style-name="T15"><text:s text:c="117"/></text:span></text:p>
      <text:p text:style-name="P1"><text:span text:style-name="T15">Untracked files: <text:s text:c="100"/></text:span></text:p>
      <text:p text:style-name="P1"><text:span text:style-name="T15"><text:s text:c="2"/>(use "git add ..." to include in what will be committed) <text:s text:c="52"/></text:span></text:p>
      <text:p text:style-name="P1"><text:span text:style-name="T15"><text:s text:c="117"/></text:span></text:p>
      <text:p text:style-name="P1"><text:span text:style-name="T15"><text:s text:c="8"/></text:span><text:span text:style-name="T14">bin/ <text:s text:c="104"/></text:span></text:p>
      <text:p text:style-name="P1"><text:span text:style-name="T14"><text:s text:c="8"/>obj/ <text:s text:c="104"/></text:span></text:p>
      <text:p text:style-name="P13"><text:span text:style-name="T14"><text:s text:c="8"/>project.cbp <text:s text:c="9"/></text:span></text:p>
      <text:list xml:id="list20283794" text:continue-numbering="true" text:style-name="WWNum1">
        <text:list-item>
          <text:p text:style-name="P16"><text:span text:style-name="T13">Выполняем коммит с этим файлом и коротким сообщением:</text:span></text:p>
        </text:list-item>
      </text:list>
      <text:p text:style-name="P17"><text:span text:style-name="T15"><text:tab/>qhnx@qhnx--- MINGW32 /d/pr/lab02/alice/project (master)</text:span></text:p>
      <text:p text:style-name="P13"><text:span text:style-name="T15">$ git commit -m 'code: заготовка программы'</text:span></text:p>
      <text:p text:style-name="P13"><text:span text:style-name="T15">[master (root-commit) 13ad98d] code: заготовка программы</text:span></text:p>
      <text:p text:style-name="P13"><text:span text:style-name="T15"><text:s/>1 file changed, 9 insertions(+)</text:span></text:p>
      <text:p text:style-name="P13"><text:span text:style-name="T15"><text:s/>create mode 100644 main.cpp <text:s text:c="83"/></text:span></text:p>
      <text:list xml:id="list20270467" text:continue-numbering="true" text:style-name="WWNum1">
        <text:list-item>
          <text:p text:style-name="P16"><text:span text:style-name="T13">Добавляем файл </text:span><text:span text:style-name="T19">project</text:span><text:span text:style-name="T13">.</text:span><text:span text:style-name="T19">cbp</text:span><text:span text:style-name="T13"> в индекс и делаем коммит с ним с темой </text:span><text:span text:style-name="T19">build</text:span><text:span text:style-name="T13">:</text:span></text:p>
        </text:list-item>
      </text:list>
      <text:p text:style-name="P13"><text:span text:style-name="T15">qhnx@qhnx--- MINGW32 /d/pr/lab02/alice/project (master)</text:span></text:p>
      <text:p text:style-name="P13"><text:span text:style-name="T15">$ git add project.cbp</text:span></text:p>
      <text:p text:style-name="P13"><text:span text:style-name="T15">warning: LF will be replaced by CRLF in project.cbp.</text:span></text:p>
      <text:p text:style-name="P13"><text:span text:style-name="T15">The file will have its original line endings in your working directory</text:span></text:p>
      <text:p text:style-name="P13"><text:span text:style-name="T15"/></text:p>
      <text:p text:style-name="P13"><text:span text:style-name="T15">qhnx@qhnx--- MINGW32 /d/pr/lab02/alice/project (master)</text:span></text:p>
      <text:p text:style-name="P13"><text:span text:style-name="T15">$ git commit -m 'build: update CMake version'</text:span></text:p>
      <text:p text:style-name="P13"><text:span text:style-name="T15">[master 1daf74e] build: update CMake version</text:span></text:p>
      <text:p text:style-name="P13"><text:span text:style-name="T15"><text:s/>1 file changed, 43 insertions(+)</text:span></text:p>
      <text:p text:style-name="P13"><text:span text:style-name="T15"><text:s/>create mode 100644 project.cbp</text:span><text:span text:style-name="T14"> <text:s text:c="83"/></text:span></text:p>
      <text:list xml:id="list20263628" text:continue-numbering="true" text:style-name="WWNum1">
        <text:list-item>
          <text:p text:style-name="P16"><text:span text:style-name="T13">Заменяем тело функции </text:span><text:span text:style-name="T19">main</text:span><text:span text:style-name="T13"> на ввод двух чисел. Смотрим состояние репозитария, где видно что был изменен файл </text:span><text:span text:style-name="T19">main</text:span><text:span text:style-name="T13">.</text:span><text:span text:style-name="T19">cpp</text:span><text:span text:style-name="T13">:</text:span></text:p>
        </text:list-item>
      </text:list>
      <text:p text:style-name="P1"><text:span text:style-name="T15">qhnx@qhnx--- MINGW32 /d/pr/lab02/alice/project (master) <text:s text:c="22"/></text:span></text:p>
      <text:p text:style-name="P1"><text:span text:style-name="T15">$ git status <text:s text:c="104"/></text:span></text:p>
      <text:p text:style-name="P1"><text:soft-page-break/><text:span text:style-name="T15">On branch master <text:s text:c="100"/></text:span></text:p>
      <text:p text:style-name="P1"><text:span text:style-name="T15">Changes not staged for commit: <text:s text:c="86"/></text:span></text:p>
      <text:p text:style-name="P1"><text:span text:style-name="T15"><text:s text:c="2"/>(use "git add ..." to update what will be committed) <text:s text:c="56"/></text:span></text:p>
      <text:p text:style-name="P1"><text:span text:style-name="T15"><text:s text:c="2"/>(use "git checkout -- ..." to discard changes in working directory) <text:s text:c="41"/></text:span></text:p>
      <text:p text:style-name="P1"><text:span text:style-name="T15"><text:s text:c="117"/></text:span></text:p>
      <text:p text:style-name="P1"><text:span text:style-name="T15"><text:s text:c="8"/>modified: <text:s text:c="2"/>main.cpp <text:s text:c="88"/></text:span></text:p>
      <text:p text:style-name="P1"><text:span text:style-name="T15"><text:s text:c="117"/></text:span></text:p>
      <text:p text:style-name="P1"><text:span text:style-name="T15">Untracked files: <text:s text:c="100"/></text:span></text:p>
      <text:p text:style-name="P1"><text:span text:style-name="T15"><text:s text:c="2"/>(use "git add ..." to include in what will be committed) <text:s text:c="52"/></text:span></text:p>
      <text:p text:style-name="P1"><text:span text:style-name="T15"><text:s text:c="117"/></text:span></text:p>
      <text:p text:style-name="P1"><text:span text:style-name="T15"><text:s text:c="8"/>bin/ <text:s text:c="104"/></text:span></text:p>
      <text:p text:style-name="P1"><text:span text:style-name="T15"><text:s text:c="8"/>obj/ <text:s text:c="104"/></text:span></text:p>
      <text:p text:style-name="P1"><text:span text:style-name="T15"><text:s text:c="117"/></text:span></text:p>
      <text:p text:style-name="P13"><text:span text:style-name="T15">no changes added to commit (use "git add" and/or "git commit -a") <text:s text:c="51"/></text:span></text:p>
      <text:list xml:id="list20293396" text:continue-numbering="true" text:style-name="WWNum1">
        <text:list-item>
          <text:p text:style-name="P16"><text:span text:style-name="T13">Делаем коммит с изменениями в </text:span><text:span text:style-name="T19">main</text:span><text:span text:style-name="T13">.</text:span><text:span text:style-name="T19">cpp</text:span><text:span text:style-name="T13">. Затем делаем еще два коммита, меняющих </text:span><text:span text:style-name="T19">main</text:span><text:span text:style-name="T13">.</text:span><text:span text:style-name="T19">cpp</text:span><text:span text:style-name="T13"> для вывода суммы чисел и разности чисел разными способами:</text:span></text:p>
        </text:list-item>
      </text:list>
      <text:p text:style-name="P13"><text:span text:style-name="T15">qhnx@qhnx--- MINGW32 /d/pr/lab02/alice/project (master)</text:span></text:p>
      <text:p text:style-name="P13"><text:span text:style-name="T15">$ git add main.cpp</text:span></text:p>
      <text:p text:style-name="P13"><text:span text:style-name="T15"/></text:p>
      <text:p text:style-name="P13"><text:span text:style-name="T15">qhnx@qhnx--- MINGW32 /d/pr/lab02/alice/project (master)</text:span></text:p>
      <text:p text:style-name="P13"><text:span text:style-name="T15">$ git commit -m 'code: добавили ввод a и b'</text:span></text:p>
      <text:p text:style-name="P13"><text:span text:style-name="T15">[master 4534634] code: добавили ввод a и b</text:span></text:p>
      <text:p text:style-name="P13"><text:span text:style-name="T15"><text:s/>1 file changed, 3 insertions(+), 2 deletions(-)</text:span></text:p>
      <text:p text:style-name="P13"><text:span text:style-name="T15"/></text:p>
      <text:p text:style-name="P13"><text:span text:style-name="T15">qhnx@qhnx--- MINGW32 /d/pr/lab02/alice/project (master)</text:span></text:p>
      <text:p text:style-name="P13"><text:span text:style-name="T15">$ git add -u</text:span></text:p>
      <text:p text:style-name="P13"><text:span text:style-name="T15"/></text:p>
      <text:p text:style-name="P13"><text:span text:style-name="T15">qhnx@qhnx--- MINGW32 /d/pr/lab02/alice/project (master)</text:span></text:p>
      <text:p text:style-name="P13"><text:span text:style-name="T15">$ git add -u</text:span></text:p>
      <text:p text:style-name="P13"><text:span text:style-name="T15"/></text:p>
      <text:p text:style-name="P13"><text:span text:style-name="T15">qhnx@qhnx--- MINGW32 /d/pr/lab02/alice/project (master)</text:span></text:p>
      <text:p text:style-name="P13"><text:span text:style-name="T15">$ git commit -m "code: добавили вывод суммы чисел"</text:span></text:p>
      <text:p text:style-name="P13"><text:span text:style-name="T15">[master 553c7da] code: добавили вывод суммы чисел</text:span></text:p>
      <text:p text:style-name="P13"><text:span text:style-name="T15"><text:s/>1 file changed, 1 insertion(+)</text:span></text:p>
      <text:p text:style-name="P13"><text:span text:style-name="T15"/></text:p>
      <text:p text:style-name="P13"><text:span text:style-name="T15">qhnx@qhnx--- MINGW32 /d/pr/lab02/alice/project (master)</text:span></text:p>
      <text:p text:style-name="P13"><text:span text:style-name="T15">$ git commit -a -m "code: вывод суммы и разности чисел"</text:span></text:p>
      <text:p text:style-name="P13"><text:span text:style-name="T15">[master 95b485d] code: вывод суммы и разности чисел</text:span></text:p>
      <text:p text:style-name="P13"><text:span text:style-name="T15"><text:s/>1 file changed, 2 insertions(+), 1 deletion(-)</text:span><text:span text:style-name="T14"> <text:s text:c="67"/></text:span></text:p>
      <text:list xml:id="list20291455" text:continue-numbering="true" text:style-name="WWNum1">
        <text:list-item>
          <text:p text:style-name="P14"><text:span text:style-name="T14">Чтобы игнорировать присутствия каталога </text:span><text:span text:style-name="T15">bin</text:span><text:span text:style-name="T14"> создаем в </text:span><text:span text:style-name="T15">codeblocks</text:span><text:span text:style-name="T14"> новый файл под названием .</text:span><text:span text:style-name="T15">gitignore</text:span><text:span text:style-name="T14">, в который записываем /</text:span><text:span text:style-name="T15">bin</text:span><text:span text:style-name="T14">. Выполнив </text:span><text:span text:style-name="T15">git</text:span><text:span text:style-name="T14"> </text:span><text:span text:style-name="T15">status</text:span><text:span text:style-name="T14"> можно увидеть что </text:span><text:span text:style-name="T15">bin</text:span><text:span text:style-name="T14"> больше </text:span><text:soft-page-break/><text:span text:style-name="T14">не отображается. <text:s/>Также заносим в файл каталог </text:span><text:span text:style-name="T15">obj</text:span><text:span text:style-name="T14"> и проверяем, что он не отображается. Создаем коммит с </text:span><text:span text:style-name="T15">.gitignore </text:span><text:span text:style-name="T14">под темой </text:span><text:span text:style-name="T15">git:</text:span></text:p>
        </text:list-item>
      </text:list>
      <text:p text:style-name="P1"><text:span text:style-name="T15">qhnx@qhnx--- MINGW32 /d/pr/lab02/alice/project (master) <text:s text:c="23"/></text:span></text:p>
      <text:p text:style-name="P1"><text:span text:style-name="T15">$ git status <text:s text:c="104"/></text:span></text:p>
      <text:p text:style-name="P1"><text:span text:style-name="T15">On branch master <text:s text:c="100"/></text:span></text:p>
      <text:p text:style-name="P1"><text:span text:style-name="T15">Untracked files: <text:s text:c="100"/></text:span></text:p>
      <text:p text:style-name="P1"><text:span text:style-name="T15"><text:s text:c="2"/>(use "git add ..." to include in what will be committed) <text:s text:c="52"/></text:span></text:p>
      <text:p text:style-name="P1"><text:span text:style-name="T15"><text:s text:c="117"/></text:span></text:p>
      <text:p text:style-name="P1"><text:span text:style-name="T15"><text:s text:c="8"/>.gitignore.txt <text:s text:c="98"/></text:span></text:p>
      <text:p text:style-name="P1"><text:span text:style-name="T15"><text:s text:c="8"/>obj/ <text:s text:c="104"/></text:span></text:p>
      <text:p text:style-name="P1"><text:span text:style-name="T15"><text:s text:c="8"/>project.depend <text:s text:c="94"/></text:span></text:p>
      <text:p text:style-name="P1"><text:span text:style-name="T15"><text:s text:c="117"/></text:span></text:p>
      <text:p text:style-name="P1"><text:span text:style-name="T15">nothing added to commit but untracked files present (use "git add" to track) <text:s text:c="40"/></text:span></text:p>
      <text:p text:style-name="P1"><text:span text:style-name="T15"><text:s text:c="117"/></text:span></text:p>
      <text:p text:style-name="P1"><text:span text:style-name="T15">qhnx@qhnx--- MINGW32 /d/pr/lab02/alice/project (master) <text:s text:c="24"/></text:span></text:p>
      <text:p text:style-name="P1"><text:span text:style-name="T15">$ git status <text:s text:c="104"/></text:span></text:p>
      <text:p text:style-name="P1"><text:span text:style-name="T15">On branch master <text:s text:c="100"/></text:span></text:p>
      <text:p text:style-name="P1"><text:span text:style-name="T15">Untracked files: <text:s text:c="100"/></text:span></text:p>
      <text:p text:style-name="P1"><text:span text:style-name="T15"><text:s text:c="2"/>(use "git add ..." to include in what will be committed) <text:s text:c="52"/></text:span></text:p>
      <text:p text:style-name="P1"><text:span text:style-name="T15"><text:s text:c="117"/></text:span></text:p>
      <text:p text:style-name="P1"><text:span text:style-name="T15"><text:s text:c="8"/>.gitignore.txt <text:s text:c="98"/></text:span></text:p>
      <text:p text:style-name="P1"><text:span text:style-name="T15"><text:s text:c="8"/>project.depend <text:s text:c="94"/></text:span></text:p>
      <text:p text:style-name="P1"><text:span text:style-name="T15"><text:s text:c="117"/></text:span></text:p>
      <text:p text:style-name="P1"><text:span text:style-name="T15">nothing added to commit but untracked files present (use "git add" to track) <text:s text:c="40"/></text:span></text:p>
      <text:p text:style-name="P1"><text:span text:style-name="T15"><text:s text:c="117"/></text:span></text:p>
      <text:p text:style-name="P1"><text:span text:style-name="T15">iappl@DESKTOP-BR3BCSQ MINGW32 ~/OneDrive/</text:span><text:span text:style-name="T14">Документы</text:span><text:span text:style-name="T15">/</text:span><text:span text:style-name="T14">прога</text:span><text:span text:style-name="T15"> 2 </text:span><text:span text:style-name="T14">сем</text:span><text:span text:style-name="T15">/lab02/alice/project (master) <text:s text:c="25"/></text:span></text:p>
      <text:p text:style-name="P1"><text:span text:style-name="T15">$ git add .gitignore.txt <text:s text:c="96"/></text:span></text:p>
      <text:p text:style-name="P1"><text:span text:style-name="T15"><text:s text:c="117"/></text:span></text:p>
      <text:p text:style-name="P1"><text:span text:style-name="T15">iappl@DESKTOP-BR3BCSQ MINGW32 ~/OneDrive/</text:span><text:span text:style-name="T14">Документы</text:span><text:span text:style-name="T15">/</text:span><text:span text:style-name="T14">прога</text:span><text:span text:style-name="T15"> 2 </text:span><text:span text:style-name="T14">сем</text:span><text:span text:style-name="T15">/lab02/alice/project (master) <text:s text:c="25"/></text:span></text:p>
      <text:p text:style-name="P13"><text:span text:style-name="T15">$ git commit -m 'git: gitignore'</text:span></text:p>
      <text:p text:style-name="P13"><text:span text:style-name="T15">[master 189d9d9] git: gitignore</text:span></text:p>
      <text:p text:style-name="P13"><text:span text:style-name="T15"><text:s/>1 file changed, 2 insertions(+)</text:span></text:p>
      <text:p text:style-name="P13"><text:span text:style-name="T15"><text:s/>create mode 100644 .gitignore.txt</text:span><text:span text:style-name="T14"> <text:s text:c="78"/></text:span></text:p>
      <text:list xml:id="list20263278" text:continue-numbering="true" text:style-name="WWNum1">
        <text:list-item>
          <text:p text:style-name="P14"><text:span text:style-name="T14">Просматриваем журнал репозитария тремя способами. Команда </text:span><text:span text:style-name="T15">git</text:span><text:span text:style-name="T14"> </text:span><text:span text:style-name="T15">log</text:span><text:span text:style-name="T14"> –</text:span><text:span text:style-name="T15">stat</text:span><text:span text:style-name="T14"> для последнего коммита показывает его хеш, автора, время создания, и сам коммит. Также показывает в какой ветке он находится.</text:span></text:p>
        </text:list-item>
      </text:list>
      <text:p text:style-name="P1"><text:span text:style-name="T15"/></text:p>
      <text:p text:style-name="P1"><text:span text:style-name="T15">qhnx@qhnx--- MINGW32 /d/pr/lab02/alice/project (master)</text:span></text:p>
      <text:p text:style-name="P1"><text:span text:style-name="T15">$ git log --stat</text:span></text:p>
      <text:p text:style-name="P1"><text:span text:style-name="T15">commit 189d9d9d28591027f337c8f1c9d18e9a8979b894 (HEAD -&gt; master)</text:span></text:p>
      <text:p text:style-name="P1"><text:span text:style-name="T15">Author: Alice (KluchnikovAK) &lt;alice@example.com&gt;</text:span></text:p>
      <text:p text:style-name="P1"><text:span text:style-name="T15">Date: <text:s text:c="2"/>Mon Mar 18 22:30:19 2019 +0300</text:span></text:p>
      <text:p text:style-name="P1"><text:span text:style-name="T15"/></text:p>
      <text:p text:style-name="P1"><text:span text:style-name="T15"><text:s text:c="4"/>git: gitignore</text:span></text:p>
      <text:p text:style-name="P1"><text:span text:style-name="T15"/></text:p>
      <text:p text:style-name="P1"><text:span text:style-name="T15"><text:s/>.gitignore.txt | 2 ++</text:span></text:p>
      <text:p text:style-name="P1"><text:span text:style-name="T15"><text:s/>1 file changed, 2 insertions(+)</text:span></text:p>
      <text:p text:style-name="P1"><text:span text:style-name="T15"/></text:p>
      <text:p text:style-name="P1"><text:span text:style-name="T15">commit 95b485d1242d1d0c01f88dcafc0f9f6f79255ffa</text:span></text:p>
      <text:p text:style-name="P1"><text:span text:style-name="T15">Author: Alice (KluchnikovAK) &lt;alice@example.com&gt;</text:span></text:p>
      <text:p text:style-name="P1"><text:span text:style-name="T15">Date: <text:s text:c="2"/>Mon Mar 18 22:23:18 2019 +0300</text:span></text:p>
      <text:p text:style-name="P1"><text:soft-page-break/><text:span text:style-name="T15"/></text:p>
      <text:p text:style-name="P1"><text:span text:style-name="T15"><text:s text:c="4"/>code: вывод суммы и разности чисел</text:span></text:p>
      <text:p text:style-name="P1"><text:span text:style-name="T15"/></text:p>
      <text:p text:style-name="P1"><text:span text:style-name="T15"><text:s/>main.cpp | 3 ++-</text:span></text:p>
      <text:p text:style-name="P1"><text:span text:style-name="T15"><text:s/>1 file changed, 2 insertions(+), 1 deletion(-)</text:span></text:p>
      <text:p text:style-name="P1"><text:span text:style-name="T15"/></text:p>
      <text:p text:style-name="P1"><text:span text:style-name="T15">commit 553c7da8f96f09c44a7354db755ddf078c48ed66</text:span></text:p>
      <text:p text:style-name="P1"><text:span text:style-name="T15">Author: Alice (KluchnikovAK) &lt;alice@example.com&gt;</text:span></text:p>
      <text:p text:style-name="P1"><text:span text:style-name="T15">Date: <text:s text:c="2"/>Mon Mar 18 22:22:20 2019 +0300</text:span></text:p>
      <text:p text:style-name="P1"><text:span text:style-name="T15"/></text:p>
      <text:p text:style-name="P1"><text:span text:style-name="T15"><text:s text:c="4"/>code: добавили вывод суммы чисел</text:span></text:p>
      <text:p text:style-name="P1"><text:span text:style-name="T15"/></text:p>
      <text:p text:style-name="P1"><text:span text:style-name="T15"><text:s/>main.cpp | 1 +</text:span></text:p>
      <text:p text:style-name="P1"><text:span text:style-name="T15"><text:s/>1 file changed, 1 insertion(+)</text:span></text:p>
      <text:p text:style-name="P1"><text:span text:style-name="T15"/></text:p>
      <text:p text:style-name="P1"><text:span text:style-name="T15">commit 4534634d07d94cc0c6f5d1b3061dea7297e2a376</text:span></text:p>
      <text:p text:style-name="P1"><text:span text:style-name="T15">Author: Alice (KluchnikovAK) &lt;alice@example.com&gt;</text:span></text:p>
      <text:p text:style-name="P1"><text:span text:style-name="T15">Date: <text:s text:c="2"/>Mon Mar 18 22:20:25 2019 +0300</text:span></text:p>
      <text:p text:style-name="P1"><text:span text:style-name="T15"/></text:p>
      <text:p text:style-name="P1"><text:span text:style-name="T15"><text:s text:c="4"/>code: добавили ввод a и b</text:span></text:p>
      <text:p text:style-name="P1"><text:span text:style-name="T15"/></text:p>
      <text:p text:style-name="P1"><text:span text:style-name="T15"><text:s/>main.cpp | 5 +++--</text:span></text:p>
      <text:p text:style-name="P1"><text:span text:style-name="T15"><text:s/>1 file changed, 3 insertions(+), 2 deletions(-)</text:span></text:p>
      <text:p text:style-name="P1"><text:span text:style-name="T15"/></text:p>
      <text:p text:style-name="P1"><text:span text:style-name="T15">commit 1daf74e0cdf053e5c7b32945f8866f9b733fe418</text:span></text:p>
      <text:p text:style-name="P1"><text:span text:style-name="T15">Author: Alice (KluchnikovAK) &lt;alice@example.com&gt;</text:span></text:p>
      <text:p text:style-name="P1"><text:span text:style-name="T15">Date: <text:s text:c="2"/>Mon Mar 18 22:18:04 2019 +0300</text:span></text:p>
      <text:p text:style-name="P1"><text:span text:style-name="T15"/></text:p>
      <text:p text:style-name="P1"><text:span text:style-name="T15"><text:s text:c="4"/>build: update CMake version</text:span></text:p>
      <text:p text:style-name="P1"><text:span text:style-name="T15"/></text:p>
      <text:p text:style-name="P1"><text:span text:style-name="T15"><text:s/>project.cbp | 43 +++++++++++++++++++++++++++++++++++++++++++</text:span></text:p>
      <text:p text:style-name="P1"><text:span text:style-name="T15"><text:s/>1 file changed, 43 insertions(+)</text:span></text:p>
      <text:p text:style-name="P1"><text:span text:style-name="T15"/></text:p>
      <text:p text:style-name="P1"><text:span text:style-name="T15">commit 13ad98db563030793878a095790113bdf6f3f459</text:span></text:p>
      <text:p text:style-name="P1"><text:span text:style-name="T15">Author: Alice (KluchnikovAK) &lt;alice@example.com&gt;</text:span></text:p>
      <text:p text:style-name="P1"><text:span text:style-name="T15">Date: <text:s text:c="2"/>Mon Mar 18 22:16:33 2019 +0300</text:span></text:p>
      <text:p text:style-name="P1"><text:span text:style-name="T15"/></text:p>
      <text:p text:style-name="P1"><text:span text:style-name="T15"><text:s text:c="4"/>code: заготовка программы</text:span></text:p>
      <text:p text:style-name="P1"><text:span text:style-name="T15"/></text:p>
      <text:p text:style-name="P1"><text:span text:style-name="T15"><text:s/>main.cpp | 9 +++++++++</text:span></text:p>
      <text:p text:style-name="P1"><text:span text:style-name="T15"><text:s/>1 file changed, 9 insertions(+)</text:span></text:p>
      <text:p text:style-name="P1"><text:span text:style-name="T15"/></text:p>
      <text:p text:style-name="P1"><text:span text:style-name="T15">qhnx@qhnx--- MINGW32 /d/pr/lab02/alice/project (master)</text:span></text:p>
      <text:p text:style-name="P1"><text:span text:style-name="T15">$ git log --oneline --decorate --all --graph</text:span></text:p>
      <text:p text:style-name="P1"><text:span text:style-name="T15">* 189d9d9 (HEAD -&gt; master) git: gitignore</text:span></text:p>
      <text:p text:style-name="P1"><text:span text:style-name="T15">* 95b485d code: вывод суммы и разности чисел</text:span></text:p>
      <text:p text:style-name="P1"><text:span text:style-name="T15">* 553c7da code: добавили вывод суммы чисел</text:span></text:p>
      <text:p text:style-name="P1"><text:span text:style-name="T15">* 4534634 code: добавили ввод a и b</text:span></text:p>
      <text:p text:style-name="P1"><text:span text:style-name="T15">* 1daf74e build: update CMake version</text:span></text:p>
      <text:p text:style-name="P1"><text:span text:style-name="T15">* 13ad98d code: заготовка программы</text:span><text:span text:style-name="T14"> <text:s text:c="82"/></text:span></text:p>
      <text:p text:style-name="P1"><text:span text:style-name="T14"><text:s text:c="117"/></text:span></text:p>
      <text:p text:style-name="P13"><text:span text:style-name="T14"><text:s text:c="9"/></text:span></text:p>
      <text:p text:style-name="P15"/>
      <text:p text:style-name="P15"/>
      <text:list xml:id="list20273500" text:continue-numbering="true" text:style-name="WWNum1">
        <text:list-item>
          <text:p text:style-name="P14"><text:soft-page-break/><text:span text:style-name="T14"><text:s text:c="2"/>Находим коммиты по теме </text:span><text:span text:style-name="T15">build</text:span><text:span text:style-name="T14">, затем коммиты, затрагивающие </text:span><text:span text:style-name="T15">project</text:span><text:span text:style-name="T14">.</text:span><text:span text:style-name="T15">cbp</text:span></text:p>
        </text:list-item>
      </text:list>
      <text:p text:style-name="P13"><text:span text:style-name="T15">qhnx@qhnx--- MINGW32 /d/pr/lab02/alice/project (master)</text:span></text:p>
      <text:p text:style-name="P13"><text:span text:style-name="T15">$ git log --grep "build:"</text:span></text:p>
      <text:p text:style-name="P13"><text:span text:style-name="T15">commit 1daf74e0cdf053e5c7b32945f8866f9b733fe418</text:span></text:p>
      <text:p text:style-name="P13"><text:span text:style-name="T15">Author: Alice (KluchnikovAK) &lt;alice@example.com&gt;</text:span></text:p>
      <text:p text:style-name="P13"><text:span text:style-name="T15">Date: <text:s text:c="2"/>Mon Mar 18 22:18:04 2019 +0300</text:span></text:p>
      <text:p text:style-name="P13"><text:span text:style-name="T15"/></text:p>
      <text:p text:style-name="P13"><text:span text:style-name="T15"><text:s text:c="4"/>build: update CMake version</text:span></text:p>
      <text:p text:style-name="P13"><text:span text:style-name="T15"/></text:p>
      <text:p text:style-name="P13"><text:span text:style-name="T15">qhnx@qhnx--- MINGW32 /d/pr/lab02/alice/project (master)</text:span></text:p>
      <text:p text:style-name="P13"><text:span text:style-name="T15">$ git log -- project.cbp</text:span></text:p>
      <text:p text:style-name="P13"><text:span text:style-name="T15">commit 1daf74e0cdf053e5c7b32945f8866f9b733fe418</text:span></text:p>
      <text:p text:style-name="P13"><text:span text:style-name="T15">Author: Alice (KluchnikovAK) &lt;alice@example.com&gt;</text:span></text:p>
      <text:p text:style-name="P13"><text:span text:style-name="T15">Date: <text:s text:c="2"/>Mon Mar 18 22:18:04 2019 +0300</text:span></text:p>
      <text:p text:style-name="P13"><text:span text:style-name="T15"/></text:p>
      <text:p text:style-name="P13"><text:span text:style-name="T15"><text:s text:c="4"/>build: update CMake version</text:span><text:span text:style-name="T14"> <text:s text:c="90"/></text:span></text:p>
      <text:list xml:id="list20290291" text:continue-numbering="true" text:style-name="WWNum1">
        <text:list-item>
          <text:p text:style-name="P14"><text:span text:style-name="T14">Просмотрим предпоследний коммит:</text:span></text:p>
        </text:list-item>
      </text:list>
      <text:p text:style-name="P13"><text:span text:style-name="T15">qhnx@qhnx--- MINGW32 /d/pr/lab02/alice/project (master)</text:span></text:p>
      <text:p text:style-name="P13"><text:span text:style-name="T15">$ git show HEAD~1</text:span></text:p>
      <text:p text:style-name="P13"><text:span text:style-name="T15">commit 95b485d1242d1d0c01f88dcafc0f9f6f79255ffa</text:span></text:p>
      <text:p text:style-name="P13"><text:span text:style-name="T15">Author: Alice (KluchnikovAK) &lt;alice@example.com&gt;</text:span></text:p>
      <text:p text:style-name="P13"><text:span text:style-name="T15">Date: <text:s text:c="2"/>Mon Mar 18 22:23:18 2019 +0300</text:span></text:p>
      <text:p text:style-name="P13"><text:span text:style-name="T15"/></text:p>
      <text:p text:style-name="P13"><text:span text:style-name="T15"><text:s text:c="4"/>code: вывод суммы и разности чисел</text:span></text:p>
      <text:p text:style-name="P13"><text:span text:style-name="T15"/></text:p>
      <text:p text:style-name="P13"><text:span text:style-name="T15">diff --git a/main.cpp b/main.cpp</text:span></text:p>
      <text:p text:style-name="P13"><text:span text:style-name="T15">index b2f34ce..c3d4222 100644</text:span></text:p>
      <text:p text:style-name="P13"><text:span text:style-name="T15">--- a/main.cpp</text:span></text:p>
      <text:p text:style-name="P13"><text:span text:style-name="T15">+++ b/main.cpp</text:span></text:p>
      <text:p text:style-name="P13"><text:span text:style-name="T15">@@ -7,5 +7,6 @@ int main()</text:span></text:p>
      <text:p text:style-name="P13"><text:span text:style-name="T15"><text:s/>cout &lt;&lt; "Enter A and B: ";</text:span></text:p>
      <text:p text:style-name="P13"><text:span text:style-name="T15"><text:s/>int a, b;</text:span></text:p>
      <text:p text:style-name="P13"><text:span text:style-name="T15"><text:s/>cin &gt;&gt; a &gt;&gt; b;</text:span></text:p>
      <text:p text:style-name="P13"><text:span text:style-name="T15">-cout &lt;&lt; "A + B = " &lt;&lt; a + b &lt;&lt; '\n';</text:span></text:p>
      <text:p text:style-name="P13"><text:span text:style-name="T15">+cout &lt;&lt; "A + B = " &lt;&lt; a + b &lt;&lt; '\n'</text:span></text:p>
      <text:p text:style-name="P13"><text:span text:style-name="T15">+ <text:s text:c="4"/>&lt;&lt; "A - B = " &lt;&lt; a - b &lt;&lt; '\n';</text:span></text:p>
      <text:p text:style-name="P13"><text:soft-page-break/><text:span text:style-name="T15"><text:s/>}</text:span><text:span text:style-name="T14"> <text:s text:c="111"/></text:span></text:p>
      <text:list xml:id="list20280016" text:continue-numbering="true" text:style-name="WWNum1">
        <text:list-item>
          <text:p text:style-name="P14"><text:span text:style-name="T14"><text:s/>Вносим изменения в </text:span><text:span text:style-name="T15">main</text:span><text:span text:style-name="T14">.</text:span><text:span text:style-name="T15">cpp</text:span><text:span text:style-name="T14"> добавив печать произведения чисел, но не делаем коммит. Просмотрим изменения в рабочей копии. Здесь видно, что убрали точку с запятой и добавили строку вывода произведения.</text:span></text:p>
        </text:list-item>
      </text:list>
      <text:p text:style-name="P13"><text:span text:style-name="T15">qhnx@qhnx--- MINGW32 /d/pr/lab02/alice/project (master)</text:span></text:p>
      <text:p text:style-name="P13"><text:span text:style-name="T15">$ git diff</text:span></text:p>
      <text:p text:style-name="P13"><text:span text:style-name="T15">diff --git a/main.cpp b/main.cpp</text:span></text:p>
      <text:p text:style-name="P13"><text:span text:style-name="T15">index c3d4222..110af4d 100644</text:span></text:p>
      <text:p text:style-name="P13"><text:span text:style-name="T15">--- a/main.cpp</text:span></text:p>
      <text:p text:style-name="P13"><text:span text:style-name="T15">+++ b/main.cpp</text:span></text:p>
      <text:p text:style-name="P13"><text:span text:style-name="T15">@@ -8,5 +8,6 @@ cout &lt;&lt; "Enter A and B: ";</text:span></text:p>
      <text:p text:style-name="P13"><text:span text:style-name="T15"><text:s/>int a, b;</text:span></text:p>
      <text:p text:style-name="P13"><text:span text:style-name="T15"><text:s/>cin &gt;&gt; a &gt;&gt; b;</text:span></text:p>
      <text:p text:style-name="P13"><text:span text:style-name="T15"><text:s/>cout &lt;&lt; "A + B = " &lt;&lt; a + b &lt;&lt; '\n'</text:span></text:p>
      <text:p text:style-name="P13"><text:span text:style-name="T15">- <text:s text:c="4"/>&lt;&lt; "A - B = " &lt;&lt; a - b &lt;&lt; '\n';</text:span></text:p>
      <text:p text:style-name="P13"><text:span text:style-name="T15">+ <text:s text:c="4"/>&lt;&lt; "A - B = " &lt;&lt; a - b &lt;&lt; '\n'</text:span></text:p>
      <text:p text:style-name="P13"><text:span text:style-name="T15">+ <text:s text:c="4"/>&lt;&lt; "A * B = " &lt;&lt; a * b &lt;&lt; '\n';</text:span></text:p>
      <text:p text:style-name="P13"><text:span text:style-name="T15"><text:s/>}</text:span><text:span text:style-name="T14"> <text:s text:c="33"/></text:span></text:p>
      <text:list xml:id="list20282186" text:continue-numbering="true" text:style-name="WWNum1">
        <text:list-item>
          <text:p text:style-name="P14"><text:span text:style-name="T14">Просмотрим изменения между самым первым коммитом и коммитом, добавляющим вывод разности:</text:span></text:p>
        </text:list-item>
      </text:list>
      <text:p text:style-name="P1"><text:span text:style-name="T15">qhnx@qhnx--- MINGW32 /d/pr/lab02/alice/project (master) <text:s text:c="23"/></text:span></text:p>
      <text:p text:style-name="P1"><text:span text:style-name="T15">$ git diff 13ad98d 95b485d <text:s text:c="91"/></text:span></text:p>
      <text:p text:style-name="P1"><text:span text:style-name="T15">diff --git a/main.cpp b/main.cpp <text:s text:c="84"/></text:span></text:p>
      <text:p text:style-name="P1"><text:span text:style-name="T15">index b4392ec..36fcbdd 100644 <text:s text:c="87"/></text:span></text:p>
      <text:p text:style-name="P1"><text:span text:style-name="T15">--- a/main.cpp <text:s text:c="102"/></text:span></text:p>
      <text:p text:style-name="P1"><text:span text:style-name="T15">+++ b/main.cpp <text:s text:c="102"/></text:span></text:p>
      <text:p text:style-name="P1"><text:span text:style-name="T15">@@ -4,6 +4,9 @@ using namespace std; <text:s text:c="54"/></text:span></text:p>
      <text:p text:style-name="P1"><text:span text:style-name="T15"><text:s text:c="117"/></text:span></text:p>
      <text:p text:style-name="P1"><text:span text:style-name="T15"><text:s/>int main() <text:s text:c="105"/></text:span></text:p>
      <text:p text:style-name="P1"><text:span text:style-name="T15"><text:s/>{ <text:s text:c="114"/></text:span></text:p>
      <text:p text:style-name="P1"><text:span text:style-name="T15">- <text:s text:c="3"/>cout &lt;&lt; "Hello world!" &lt;&lt; endl; <text:s text:c="80"/></text:span></text:p>
      <text:p text:style-name="P1"><text:span text:style-name="T15">- <text:s text:c="3"/>return 0; <text:s text:c="102"/></text:span></text:p>
      <text:p text:style-name="P1"><text:span text:style-name="T15">+ <text:s text:c="3"/>cout &lt;&lt; "Enter A and B: "; <text:s text:c="85"/></text:span></text:p>
      <text:p text:style-name="P1"><text:span text:style-name="T15">+ <text:s text:c="3"/>int a, b; <text:s text:c="102"/></text:span></text:p>
      <text:p text:style-name="P1"><text:span text:style-name="T15">+ <text:s text:c="3"/>cin &gt;&gt; a &gt;&gt; b; <text:s text:c="97"/></text:span></text:p>
      <text:p text:style-name="P1"><text:span text:style-name="T15">+ <text:s text:c="3"/>cout &lt;&lt; "A + B = " &lt;&lt; a + b &lt;&lt; '\n' <text:s text:c="76"/></text:span></text:p>
      <text:p text:style-name="P1"><text:span text:style-name="T14">+ <text:s text:c="3"/>&lt;&lt; "A - B = " &lt;&lt; a - b &lt;&lt; '\n'; <text:s text:c="80"/></text:span></text:p>
      <text:p text:style-name="P13"><text:span text:style-name="T14"><text:s/>} <text:s text:c="114"/></text:span></text:p>
      <text:list xml:id="list20266981" text:continue-numbering="true" text:style-name="WWNum1">
        <text:list-item>
          <text:p text:style-name="P14"><text:span text:style-name="T14">Коммитим изменения в рабочей копии:</text:span></text:p>
        </text:list-item>
      </text:list>
      <text:p text:style-name="P13"><text:span text:style-name="T15">qhnx@qhnx--- MINGW32 /d/pr/lab02/alice/project (master)</text:span></text:p>
      <text:p text:style-name="P13"><text:span text:style-name="T15">$ git add main.cpp</text:span></text:p>
      <text:p text:style-name="P13"><text:span text:style-name="T15"/></text:p>
      <text:p text:style-name="P13"><text:span text:style-name="T15">qhnx@qhnx--- MINGW32 /d/pr/lab02/alice/project (master)</text:span></text:p>
      <text:p text:style-name="P13"><text:soft-page-break/><text:span text:style-name="T15">$ git commit -m 'code: произведение чисел'</text:span></text:p>
      <text:p text:style-name="P13"><text:span text:style-name="T15">[master f5bdfc0] code: произведение чисел</text:span></text:p>
      <text:p text:style-name="P13"><text:span text:style-name="T15"><text:s/>1 file changed, 2 insertions(+), 1 deletion(-)</text:span><text:span text:style-name="T14"> <text:s text:c="66"/></text:span></text:p>
      <text:list xml:id="list20278640" text:continue-numbering="true" text:style-name="WWNum1">
        <text:list-item>
          <text:p text:style-name="P14"><text:span text:style-name="T14">Откатываемся на предыдущий коммит:</text:span></text:p>
        </text:list-item>
      </text:list>
      <text:p text:style-name="P13"><text:span text:style-name="T15">qhnx@qhnx--- MINGW32 /d/pr/lab02/alice/project (master)</text:span></text:p>
      <text:p text:style-name="P13"><text:span text:style-name="T15">$ git reset --hard HEAD~1</text:span></text:p>
      <text:p text:style-name="P13"><text:span text:style-name="T15">HEAD is now at 189d9d9 git: gitignore <text:s text:c="69"/></text:span></text:p>
      <text:list xml:id="list20279914" text:continue-numbering="true" text:style-name="WWNum1">
        <text:list-item>
          <text:p text:style-name="P14"><text:span text:style-name="T14">Добавим изменения в </text:span><text:span text:style-name="T15">main</text:span><text:span text:style-name="T14">.</text:span><text:span text:style-name="T15">cpp</text:span><text:span text:style-name="T14"> и затем уберем их, откатив командой:</text:span></text:p>
        </text:list-item>
      </text:list>
      <text:p text:style-name="P13"><text:span text:style-name="T15">qhnx@qhnx--- MINGW32 /d/pr/lab02/alice/project (master)</text:span></text:p>
      <text:p text:style-name="P13"><text:span text:style-name="T15">$ git checkout HEAD -- main.cpp <text:s text:c="84"/></text:span></text:p>
      <text:list xml:id="list20282268" text:continue-numbering="true" text:style-name="WWNum1">
        <text:list-item>
          <text:p text:style-name="P14"><text:span text:style-name="T14">Отправляем проект на </text:span><text:span text:style-name="T15">github:</text:span></text:p>
        </text:list-item>
      </text:list>
      <text:p text:style-name="P1"><text:span text:style-name="T15">qhnx@qhnx--- MINGW32 /d/pr/lab02/alice/project (master)</text:span></text:p>
      <text:p text:style-name="P1"><text:span text:style-name="T15">$ git remote add origin https://github.com/KluchnikovKK/cs-lab02.git <text:s text:c="50"/></text:span></text:p>
      <text:p text:style-name="P1"><text:span text:style-name="T15"><text:s text:c="117"/></text:span></text:p>
      <text:p text:style-name="P13"><text:span text:style-name="T15">qhnx@qhnx--- MINGW32 /d/pr/lab02/alice/project (master)</text:span></text:p>
      <text:p text:style-name="P13"><text:span text:style-name="T15">$ git push -u origin master <text:s text:c="88"/></text:span></text:p>
      <text:list xml:id="list20288736" text:continue-numbering="true" text:style-name="WWNum1">
        <text:list-item>
          <text:p text:style-name="P14"><text:span text:style-name="T14">К работе присоединился Боб. Окрыли новый терминал </text:span><text:span text:style-name="T15">git</text:span><text:span text:style-name="T14"> </text:span><text:span text:style-name="T15">bash</text:span><text:span text:style-name="T14"> в каталоге </text:span><text:span text:style-name="T15">bob</text:span><text:span text:style-name="T14">. И клонируем проект:</text:span></text:p>
        </text:list-item>
      </text:list>
      <text:p text:style-name="P13"><text:span text:style-name="T15">qhnx@qhnx--- MINGW32 /d/pr/lab02/bob</text:span></text:p>
      <text:p text:style-name="P13"><text:span text:style-name="T15">$ git clone https://github.com/KluchnikovKK/cs-lab02.git project <text:s text:c="17"/></text:span></text:p>
      <text:list xml:id="list20280062" text:continue-numbering="true" text:style-name="WWNum1">
        <text:list-item>
          <text:p text:style-name="P14"><text:span text:style-name="T14">Переходим в каталог <text:s/></text:span><text:span text:style-name="T15">project</text:span><text:span text:style-name="T14">, настраиваем </text:span><text:span text:style-name="T15">git</text:span><text:span text:style-name="T14"> как для Алисы:\</text:span></text:p>
        </text:list-item>
      </text:list>
      <text:p text:style-name="P13"><text:span text:style-name="T15">qhnx@qhnx--- MINGW32 /d/pr/lab02/bob</text:span></text:p>
      <text:p text:style-name="P13"><text:span text:style-name="T15">$ cd project</text:span></text:p>
      <text:p text:style-name="P13"><text:span text:style-name="T15"/></text:p>
      <text:p text:style-name="P13"><text:span text:style-name="T15">qhnx@qhnx--- MINGW32 /d/pr/lab02/bob/project (master)</text:span></text:p>
      <text:p text:style-name="P13"><text:span text:style-name="T15">$ git config user.name 'Bob (KluchnikovAK)'</text:span></text:p>
      <text:p text:style-name="P13"><text:span text:style-name="T15"/></text:p>
      <text:p text:style-name="P13"><text:span text:style-name="T15">qhnx@qhnx--- MINGW32 /d/pr/lab02/bob/project (master)</text:span></text:p>
      <text:p text:style-name="P13"><text:span text:style-name="T15">$ git config user.email 'bob@example.com' <text:s text:c="36"/></text:span></text:p>
      <text:list xml:id="list20267412" text:continue-numbering="true" text:style-name="WWNum1">
        <text:list-item>
          <text:p text:style-name="P14"><text:span text:style-name="T14">На машине Боба добавляем в программу печать произведения чисел и делаем коммит:</text:span></text:p>
        </text:list-item>
      </text:list>
      <text:p text:style-name="P13"><text:span text:style-name="T15">qhnx@qhnx--- MINGW32 /d/pr/lab02/bob/project (master)</text:span></text:p>
      <text:p text:style-name="P13"><text:span text:style-name="T15">$ git add main.cpp</text:span></text:p>
      <text:p text:style-name="P13"><text:span text:style-name="T15"/></text:p>
      <text:p text:style-name="P13"><text:span text:style-name="T15">qhnx@qhnx--- MINGW32 /d/pr/lab02/bob/project (master)</text:span></text:p>
      <text:p text:style-name="P13"><text:span text:style-name="T15">$ git commit -m 'code: произведение чисел'</text:span></text:p>
      <text:p text:style-name="P13"><text:span text:style-name="T15">[master 7fc7dc9] code: произведение чисел</text:span></text:p>
      <text:p text:style-name="P13"><text:span text:style-name="T15"><text:s/>1 file changed, 2 insertions(+), 1 deletion(-) <text:s text:c="27"/></text:span></text:p>
      <text:list xml:id="list20293357" text:continue-numbering="true" text:style-name="WWNum1">
        <text:list-item>
          <text:p text:style-name="P14"><text:soft-page-break/><text:span text:style-name="T14">Отправляем коммит на </text:span><text:span text:style-name="T15">github</text:span><text:span text:style-name="T14">:</text:span></text:p>
        </text:list-item>
      </text:list>
      <text:p text:style-name="P13"><text:span text:style-name="T15"/></text:p>
      <text:p text:style-name="P13"><text:span text:style-name="T15">qhnx@qhnx--- MINGW32 /d/pr/lab02/bob/project (master)</text:span></text:p>
      <text:p text:style-name="P13"><text:span text:style-name="T15">$ git push -u origin master <text:s text:c="51"/></text:span></text:p>
      <text:list xml:id="list20291531" text:continue-numbering="true" text:style-name="WWNum1">
        <text:list-item>
          <text:p text:style-name="P14"><text:span text:style-name="T14">На машине Алисы выполняем загрузку изменений:</text:span></text:p>
        </text:list-item>
      </text:list>
      <text:p text:style-name="P13"><text:span text:style-name="T15">qhnx@qhnx--- MINGW32 /d/pr/lab02/alice/project (master)</text:span></text:p>
      <text:p text:style-name="P13"><text:span text:style-name="T15">$ git fetch</text:span></text:p>
      <text:p text:style-name="P13"><text:span text:style-name="T15">remote: Enumerating objects: 5, done.</text:span></text:p>
      <text:p text:style-name="P13"><text:span text:style-name="T15">remote: Counting objects: 100% (5/5), done.</text:span></text:p>
      <text:p text:style-name="P13"><text:span text:style-name="T15">remote: Compressing objects: 100% (2/2), done.</text:span></text:p>
      <text:p text:style-name="P13"><text:span text:style-name="T15">remote: Total 3 (delta 1), reused 3 (delta 1), pack-reused 0</text:span></text:p>
      <text:p text:style-name="P13"><text:span text:style-name="T15">Unpacking objects: 100% (3/3), done.</text:span></text:p>
      <text:p text:style-name="P13"><text:span text:style-name="T15">From https://github.com/KluchnikovKK/cs-lab02</text:span></text:p>
      <text:p text:style-name="P13"><text:span text:style-name="T15"><text:s text:c="3"/>189d9d9..7fc7dc9 <text:s/>master <text:s text:c="4"/>-&gt; origin/master <text:s text:c="66"/></text:span></text:p>
      <text:list xml:id="list20293108" text:continue-numbering="true" text:style-name="WWNum1">
        <text:list-item>
          <text:p text:style-name="P14"><text:span text:style-name="T14">Продвигаем ветку </text:span><text:span text:style-name="T15">master</text:span><text:span text:style-name="T14"> к скаченной версии:</text:span></text:p>
        </text:list-item>
      </text:list>
      <text:p text:style-name="P13"><text:span text:style-name="T15">qhnx@qhnx--- MINGW32 /d/pr/lab02/alice/project (master)</text:span></text:p>
      <text:p text:style-name="P13"><text:span text:style-name="T15">$ git pull --ff-only</text:span><text:span text:style-name="T14"> <text:s text:c="99"/></text:span></text:p>
      <text:list xml:id="list20266717" text:continue-numbering="true" text:style-name="WWNum1">
        <text:list-item>
          <text:p text:style-name="P14"><text:span text:style-name="T14">От имени Алисы добавляем в программу печать деления, делаем коммит, отправляем на </text:span><text:span text:style-name="T15">github</text:span><text:span text:style-name="T14">:</text:span></text:p>
        </text:list-item>
      </text:list>
      <text:p text:style-name="P13"><text:span text:style-name="T15">qhnx@qhnx--- MINGW32 /d/pr/lab02/alice/project (master)</text:span></text:p>
      <text:p text:style-name="P13"><text:span text:style-name="T15">$ git add main.cpp</text:span></text:p>
      <text:p text:style-name="P13"><text:span text:style-name="T15"/></text:p>
      <text:p text:style-name="P13"><text:span text:style-name="T15">qhnx@qhnx--- MINGW32 /d/pr/lab02/alice/project (master)</text:span></text:p>
      <text:p text:style-name="P13"><text:span text:style-name="T15">$ git commit -m 'code: деление чисел'</text:span></text:p>
      <text:p text:style-name="P13"><text:span text:style-name="T15">[master e5ff917] code: деление чисел</text:span></text:p>
      <text:p text:style-name="P13"><text:span text:style-name="T15"><text:s/>1 file changed, 2 insertions(+), 1 deletion(-)</text:span></text:p>
      <text:p text:style-name="P13"><text:span text:style-name="T15"/></text:p>
      <text:p text:style-name="P13"><text:span text:style-name="T15">qhnx@qhnx--- MINGW32 /d/pr/lab02/alice/project (master)</text:span></text:p>
      <text:p text:style-name="P13"><text:span text:style-name="T15">$ git push <text:s text:c="33"/></text:span></text:p>
      <text:list xml:id="list20265188" text:continue-numbering="true" text:style-name="WWNum1">
        <text:list-item>
          <text:p text:style-name="P14"><text:span text:style-name="T14">Получаем новую версию на машине Боба:</text:span></text:p>
        </text:list-item>
      </text:list>
      <text:p text:style-name="P13"><text:span text:style-name="T15">qhnx@qhnx--- MINGW32 /d/pr/lab02/bob/project (master)</text:span></text:p>
      <text:p text:style-name="P13"><text:span text:style-name="T15">$ git fetch</text:span></text:p>
      <text:p text:style-name="P13"><text:span text:style-name="T15">remote: Enumerating objects: 8, done.</text:span></text:p>
      <text:p text:style-name="P13"><text:span text:style-name="T15">remote: Counting objects: 100% (8/8), done.</text:span></text:p>
      <text:p text:style-name="P13"><text:span text:style-name="T15">remote: Compressing objects: 100% (4/4), done.</text:span></text:p>
      <text:p text:style-name="P13"><text:span text:style-name="T15">remote: Total 6 (delta 2), reused 6 (delta 2), pack-reused 0</text:span></text:p>
      <text:p text:style-name="P13"><text:soft-page-break/><text:span text:style-name="T15">Unpacking objects: 100% (6/6), done.</text:span></text:p>
      <text:p text:style-name="P13"><text:span text:style-name="T15">From https://github.com/KluchnikovKK/cs-lab02</text:span></text:p>
      <text:p text:style-name="P13"><text:span text:style-name="T15"><text:s text:c="3"/>7fc7dc9..98c8ae5 <text:s/>master <text:s text:c="4"/>-&gt; origin/master <text:s text:c="29"/></text:span></text:p>
      <text:list xml:id="list20277185" text:continue-numbering="true" text:style-name="WWNum1">
        <text:list-item>
          <text:p text:style-name="P14"><text:span text:style-name="T14">На машине Алисы добавляем в программу печать максимума, делаем коммит и отправляем его на </text:span><text:span text:style-name="T15">github</text:span><text:span text:style-name="T14">:</text:span></text:p>
        </text:list-item>
      </text:list>
      <text:p text:style-name="P13"><text:span text:style-name="T15">qhnx@qhnx--- MINGW32 /d/pr/lab02/alice/project (master)</text:span></text:p>
      <text:p text:style-name="P13"><text:span text:style-name="T15">$ git add main.cpp</text:span></text:p>
      <text:p text:style-name="P13"><text:span text:style-name="T15"/></text:p>
      <text:p text:style-name="P13"><text:span text:style-name="T15">qhnx@qhnx--- MINGW32 /d/pr/lab02/alice/project (master)</text:span></text:p>
      <text:p text:style-name="P13"><text:span text:style-name="T15">$ git commit -m 'code: вывод максимума'</text:span></text:p>
      <text:p text:style-name="P13"><text:span text:style-name="T15">[master 98c8ae5] code: вывод максимума</text:span></text:p>
      <text:p text:style-name="P13"><text:span text:style-name="T15"><text:s/>1 file changed, 4 insertions(+)</text:span></text:p>
      <text:p text:style-name="P13"><text:span text:style-name="T15"/></text:p>
      <text:p text:style-name="P13"><text:span text:style-name="T15">qhnx@qhnx--- MINGW32 /d/pr/lab02/alice/project (master)</text:span></text:p>
      <text:p text:style-name="P13"><text:span text:style-name="T15">$ git push</text:span><text:span text:style-name="T14"> <text:s text:c="107"/></text:span></text:p>
      <text:list xml:id="list20284115" text:continue-numbering="true" text:style-name="WWNum1">
        <text:list-item>
          <text:p text:style-name="P14"><text:span text:style-name="T14">На машине Боба дополняем программу выводом минимума, делаем коммит и пытаемся отправить его на </text:span><text:span text:style-name="T15">github</text:span><text:span text:style-name="T14">:</text:span></text:p>
        </text:list-item>
      </text:list>
      <text:p text:style-name="P13"><text:span text:style-name="T15">qhnx@qhnx--- MINGW32 /d/pr/lab02/bob/project (master)</text:span></text:p>
      <text:p text:style-name="P13"><text:span text:style-name="T15">$ git add main.cpp</text:span></text:p>
      <text:p text:style-name="P13"><text:span text:style-name="T15"/></text:p>
      <text:p text:style-name="P13"><text:span text:style-name="T15">qhnx@qhnx--- MINGW32 /d/pr/lab02/bob/project (master)</text:span></text:p>
      <text:p text:style-name="P13"><text:span text:style-name="T15">$ git commit -m 'code: вывод минимума'</text:span></text:p>
      <text:p text:style-name="P13"><text:span text:style-name="T15">[master 52ed538] code: вывод минимума</text:span></text:p>
      <text:p text:style-name="P13"><text:span text:style-name="T15"><text:s/>1 file changed, 4 insertions(+)</text:span></text:p>
      <text:p text:style-name="P13"><text:span text:style-name="T15"/></text:p>
      <text:p text:style-name="P13"><text:span text:style-name="T15">qhnx@qhnx--- MINGW32 /d/pr/lab02/bob/project (master)</text:span></text:p>
      <text:p text:style-name="P13"><text:span text:style-name="T15">$ git push</text:span></text:p>
      <text:p text:style-name="P13"><text:span text:style-name="T15">To https://github.com/KluchnikovKK/cs-lab02.git</text:span></text:p>
      <text:p text:style-name="P13"><text:span text:style-name="T15"><text:s/>! [rejected] <text:s text:c="7"/>master -&gt; master (fetch first)</text:span></text:p>
      <text:p text:style-name="P13"><text:span text:style-name="T15">error: failed to push some refs to 'https://github.com/KluchnikovKK/cs-lab02.git' <text:s text:c="7"/></text:span></text:p>
      <text:list xml:id="list20283216" text:continue-numbering="true" text:style-name="WWNum1">
        <text:list-item>
          <text:p text:style-name="P14"><text:span text:style-name="T14">Загружаем все коммиты из хранилища от лица Боба и отображаем историю всех веток:</text:span></text:p>
        </text:list-item>
      </text:list>
      <text:p text:style-name="P1"><text:span text:style-name="T15">qhnx@qhnx--- MINGW32 /d/pr/lab02/bob/project (master)</text:span></text:p>
      <text:p text:style-name="P1"><text:span text:style-name="T15">$ git fetch</text:span></text:p>
      <text:p text:style-name="P1"><text:span text:style-name="T15">remote: Enumerating objects: 8, done.</text:span></text:p>
      <text:p text:style-name="P1"><text:span text:style-name="T15">remote: Counting objects: 100% (8/8), done.</text:span></text:p>
      <text:p text:style-name="P1"><text:span text:style-name="T15">remote: Compressing objects: 100% (4/4), done.</text:span></text:p>
      <text:p text:style-name="P1"><text:span text:style-name="T15">remote: Total 6 (delta 2), reused 6 (delta 2), pack-reused 0</text:span></text:p>
      <text:p text:style-name="P1"><text:span text:style-name="T15">Unpacking objects: 100% (6/6), done.</text:span></text:p>
      <text:p text:style-name="P1"><text:span text:style-name="T15">From https://github.com/KluchnikovKK/cs-lab02</text:span></text:p>
      <text:p text:style-name="P1"><text:soft-page-break/><text:span text:style-name="T15"><text:s text:c="3"/>7fc7dc9..98c8ae5 <text:s/>master <text:s text:c="4"/>-&gt; origin/master <text:s text:c="37"/></text:span></text:p>
      <text:p text:style-name="P1"><text:span text:style-name="T15"><text:s text:c="87"/></text:span></text:p>
      <text:p text:style-name="P13"><text:span text:style-name="T15">qhnx@qhnx--- MINGW32 /d/pr/lab02/bob/project (master)</text:span></text:p>
      <text:p text:style-name="P13"><text:span text:style-name="T15">$ git log --oneline --decorate --all --graph</text:span></text:p>
      <text:p text:style-name="P13"><text:span text:style-name="T15">* 52ed538 (HEAD -&gt; master) code: вывод минимума</text:span></text:p>
      <text:p text:style-name="P13"><text:span text:style-name="T15">| * 98c8ae5 (origin/master, origin/HEAD) code: вывод максимума</text:span></text:p>
      <text:p text:style-name="P13"><text:span text:style-name="T15">| * e5ff917 code: деление чисел</text:span></text:p>
      <text:p text:style-name="P13"><text:span text:style-name="T15">|/</text:span></text:p>
      <text:p text:style-name="P13"><text:span text:style-name="T15">* 7fc7dc9 code: произведение чисел</text:span></text:p>
      <text:p text:style-name="P13"><text:span text:style-name="T15">* 189d9d9 git: gitignore</text:span></text:p>
      <text:p text:style-name="P13"><text:span text:style-name="T15">* 95b485d code: вывод суммы и разности чисел</text:span></text:p>
      <text:p text:style-name="P13"><text:span text:style-name="T15">* 553c7da code: добавили вывод суммы чисел</text:span></text:p>
      <text:p text:style-name="P13"><text:span text:style-name="T15">* 4534634 code: добавили ввод a и b</text:span></text:p>
      <text:p text:style-name="P13"><text:span text:style-name="T15">* 1daf74e build: update CMake version</text:span></text:p>
      <text:p text:style-name="P13"><text:span text:style-name="T15">* 13ad98d code: заготовка программы</text:span><text:span text:style-name="T14"> <text:s text:c="49"/></text:span></text:p>
      <text:p text:style-name="P9"/>
      <text:list xml:id="list20288173" text:continue-numbering="true" text:style-name="WWNum1">
        <text:list-item>
          <text:p text:style-name="P14"><text:span text:style-name="T14">Перемещаем коммит Боба поверх коммита Алисы:</text:span></text:p>
        </text:list-item>
      </text:list>
      <text:p text:style-name="P13"><text:span text:style-name="T15">qhnx@qhnx--- MINGW32 /d/pr/lab02/bob/project (master)</text:span></text:p>
      <text:p text:style-name="P13"><text:span text:style-name="T15">$ git rebase origin/master</text:span></text:p>
      <text:p text:style-name="P13"><text:span text:style-name="T15">First, rewinding head to replay your work on top of it...</text:span></text:p>
      <text:p text:style-name="P13"><text:span text:style-name="T15">Applying: code: вывод минимума</text:span></text:p>
      <text:p text:style-name="P13"><text:span text:style-name="T15">Using index info to reconstruct a base tree...</text:span></text:p>
      <text:p text:style-name="P13"><text:span text:style-name="T15">M <text:s text:c="6"/>main.cpp</text:span></text:p>
      <text:p text:style-name="P13"><text:span text:style-name="T15">Falling back to patching base and 3-way merge...</text:span></text:p>
      <text:p text:style-name="P13"><text:span text:style-name="T15">Auto-merging main.cpp</text:span></text:p>
      <text:p text:style-name="P13"><text:span text:style-name="T15">CONFLICT (content): Merge conflict in main.cpp</text:span></text:p>
      <text:p text:style-name="P13"><text:span text:style-name="T15">error: Failed to merge in the changes.</text:span></text:p>
      <text:p text:style-name="P13"><text:span text:style-name="T15">hint: Use 'git am --show-current-patch' to see the failed patch</text:span></text:p>
      <text:p text:style-name="P13"><text:span text:style-name="T15">Patch failed at 0001 code: вывод минимума</text:span></text:p>
      <text:p text:style-name="P13"><text:span text:style-name="T15">Resolve all conflicts manually, mark them as resolved with</text:span></text:p>
      <text:p text:style-name="P13"><text:span text:style-name="T15">"git add/rm &lt;conflicted_files&gt;", then run "git rebase --continue".</text:span></text:p>
      <text:p text:style-name="P13"><text:span text:style-name="T15">You can instead skip this commit: run "git rebase --skip".</text:span></text:p>
      <text:p text:style-name="P13"><text:span text:style-name="T15">To abort and get back to the state before "git rebase", run "git rebase --abort". </text:span></text:p>
      <text:list xml:id="list20293708" text:continue-numbering="true" text:style-name="WWNum1">
        <text:list-item>
          <text:p text:style-name="P14"><text:span text:style-name="T14">Разрешаем конфликт, добавляем файл в индекс и продолжаем операцию </text:span><text:span text:style-name="T15">rebase</text:span><text:span text:style-name="T14">:</text:span></text:p>
        </text:list-item>
      </text:list>
      <text:p text:style-name="P1"><text:span text:style-name="T15">qhnx@qhnx--- MINGW32 /d/pr/lab02/bob/project (master|REBASE 1/1)</text:span></text:p>
      <text:p text:style-name="P1"><text:span text:style-name="T15">$ git add main.cpp</text:span></text:p>
      <text:p text:style-name="P1"><text:span text:style-name="T15"/></text:p>
      <text:p text:style-name="P1"><text:soft-page-break/><text:span text:style-name="T15">qhnx@qhnx--- MINGW32 /d/pr/lab02/bob/project (master|REBASE 1/1)</text:span></text:p>
      <text:p text:style-name="P1"><text:span text:style-name="T15">$ git rebase --continue</text:span></text:p>
      <text:p text:style-name="P1"><text:span text:style-name="T15">Applying: code: вывод минимума <text:s text:c="56"/></text:span></text:p>
      <text:p text:style-name="P13"><text:span text:style-name="T15"><text:s text:c="56"/></text:span></text:p>
      <text:list xml:id="list20281804" text:continue-numbering="true" text:style-name="WWNum1">
        <text:list-item>
          <text:p text:style-name="P14"><text:span text:style-name="T14">История хранилища:</text:span></text:p>
        </text:list-item>
      </text:list>
      <text:p text:style-name="P13"><text:span text:style-name="T15">qhnx@qhnx--- MINGW32 /d/pr/lab02/bob/project (master)</text:span></text:p>
      <text:p text:style-name="P13"><text:span text:style-name="T15">$ git log --oneline --decorate --all --graph</text:span></text:p>
      <text:p text:style-name="P13"><text:span text:style-name="T15">* 3415284 (HEAD -&gt; master) code: вывод минимума</text:span></text:p>
      <text:p text:style-name="P13"><text:span text:style-name="T15">* 98c8ae5 (origin/master, origin/HEAD) code: вывод максимума</text:span></text:p>
      <text:p text:style-name="P13"><text:span text:style-name="T15">* e5ff917 code: деление чисел</text:span></text:p>
      <text:p text:style-name="P13"><text:span text:style-name="T15">* 7fc7dc9 code: произведение чисел</text:span></text:p>
      <text:p text:style-name="P13"><text:span text:style-name="T15">* 189d9d9 git: gitignore</text:span></text:p>
      <text:p text:style-name="P13"><text:span text:style-name="T15">* 95b485d code: вывод суммы и разности чисел</text:span></text:p>
      <text:p text:style-name="P13"><text:span text:style-name="T15">* 553c7da code: добавили вывод суммы чисел</text:span></text:p>
      <text:p text:style-name="P13"><text:span text:style-name="T15">* 4534634 code: добавили ввод a и b</text:span></text:p>
      <text:p text:style-name="P13"><text:span text:style-name="T15">* 1daf74e build: update CMake version</text:span></text:p>
      <text:p text:style-name="P13"><text:span text:style-name="T15">* 13ad98d code: заготовка программы</text:span><text:span text:style-name="T14"> <text:s text:c="50"/></text:span></text:p>
      <text:p text:style-name="P9"/>
      <text:list xml:id="list20285934" text:continue-numbering="true" text:style-name="WWNum1">
        <text:list-item>
          <text:p text:style-name="P14"><text:span text:style-name="T14">От Алисы создаем ветку </text:span><text:span text:style-name="T15">double</text:span><text:span text:style-name="T14"> и переключаемся в нее:</text:span></text:p>
        </text:list-item>
      </text:list>
      <text:p text:style-name="P13"><text:span text:style-name="T15">qhnx@qhnx--- MINGW32 /d/pr/lab02/alice/project (master)</text:span></text:p>
      <text:p text:style-name="P13"><text:span text:style-name="T15">$ git branch double</text:span></text:p>
      <text:p text:style-name="P13"><text:span text:style-name="T15"/></text:p>
      <text:p text:style-name="P13"><text:span text:style-name="T15">qhnx@qhnx--- MINGW32 /d/pr/lab02/alice/project (master)</text:span></text:p>
      <text:p text:style-name="P13"><text:span text:style-name="T15">$ git checkout double</text:span></text:p>
      <text:p text:style-name="P13"><text:span text:style-name="T15">Switched to branch 'double'</text:span></text:p>
      <text:p text:style-name="P13"><text:span text:style-name="T15">M <text:s text:c="6"/>project.cbp</text:span><text:span text:style-name="T14"> <text:s text:c="99"/></text:span></text:p>
      <text:list xml:id="list20273312" text:continue-numbering="true" text:style-name="WWNum1">
        <text:list-item>
          <text:p text:style-name="P14"><text:span text:style-name="T14">Заменяем тип переменных </text:span><text:span text:style-name="T15">a</text:span><text:span text:style-name="T14"> и </text:span><text:span text:style-name="T15">b</text:span><text:span text:style-name="T14"> на </text:span><text:span text:style-name="T15">double</text:span><text:span text:style-name="T14"> и делаем коммит:</text:span></text:p>
        </text:list-item>
      </text:list>
      <text:p text:style-name="P13"><text:span text:style-name="T15">qhnx@qhnx--- MINGW32 /d/pr/lab02/alice/project (double)</text:span></text:p>
      <text:p text:style-name="P13"><text:span text:style-name="T15">$ git add main.cpp</text:span></text:p>
      <text:p text:style-name="P13"><text:span text:style-name="T15"/></text:p>
      <text:p text:style-name="P13"><text:span text:style-name="T15">qhnx@qhnx--- MINGW32 /d/pr/lab02/alice/project (double)</text:span></text:p>
      <text:p text:style-name="P13"><text:span text:style-name="T15">$ git commit -m 'code: double'</text:span></text:p>
      <text:p text:style-name="P13"><text:span text:style-name="T15">[double 8a894cf] code: double</text:span></text:p>
      <text:p text:style-name="P13"><text:span text:style-name="T15"><text:s/>1 file changed, 1 insertion(+), 1 deletion(-)</text:span><text:span text:style-name="T14"> <text:s text:c="71"/></text:span></text:p>
      <text:list xml:id="list20285564" text:continue-numbering="true" text:style-name="WWNum1">
        <text:list-item>
          <text:p text:style-name="P14"><text:span text:style-name="T14">Переключаемся на ветку </text:span><text:span text:style-name="T15">master</text:span><text:span text:style-name="T14">, сливаем ветку </text:span><text:span text:style-name="T15">double</text:span><text:span text:style-name="T14"> в </text:span><text:span text:style-name="T15">master</text:span><text:span text:style-name="T14">:</text:span></text:p>
        </text:list-item>
      </text:list>
      <text:p text:style-name="P13"><text:span text:style-name="T15">qhnx@qhnx--- MINGW32 /d/pr/lab02/alice/project (double)</text:span></text:p>
      <text:p text:style-name="P13"><text:soft-page-break/><text:span text:style-name="T15">$ git checkout master</text:span></text:p>
      <text:p text:style-name="P13"><text:span text:style-name="T15">Switched to branch 'master'</text:span></text:p>
      <text:p text:style-name="P13"><text:span text:style-name="T15">M <text:s text:c="6"/>project.cbp</text:span></text:p>
      <text:p text:style-name="P13"><text:span text:style-name="T15">Your branch is up to date with 'origin/master'.</text:span></text:p>
      <text:p text:style-name="P13"><text:span text:style-name="T15"/></text:p>
      <text:p text:style-name="P13"><text:span text:style-name="T15">qhnx@qhnx--- MINGW32 /d/pr/lab02/alice/project (master)</text:span></text:p>
      <text:p text:style-name="P13"><text:span text:style-name="T15">$ git merge double</text:span></text:p>
      <text:p text:style-name="P13"><text:span text:style-name="T15">Updating 98c8ae5..8a894cf</text:span></text:p>
      <text:p text:style-name="P13"><text:span text:style-name="T15">Fast-forward</text:span></text:p>
      <text:p text:style-name="P13"><text:span text:style-name="T15"><text:s/>main.cpp | 2 +-</text:span></text:p>
      <text:p text:style-name="P13"><text:span text:style-name="T15"><text:s/>1 file changed, 1 insertion(+), 1 deletion(-) <text:s text:c="250"/></text:span></text:p>
      <text:p text:style-name="P11"><text:span text:style-name="T18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rif" svg:font-family="serif, Times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style:font-name-asian="Times New Roman1" style:font-size-asian="10pt" style:language-asian="ru" style:country-asian="RU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тандартный_20_HTML_20_Знак" style:display-name="Стандартный HTML Знак" style:family="text" style:parent-style-name="Default_20_Paragraph_20_Font">
      <style:text-properties style:font-name="inherit" fo:font-size="10pt" style:font-name-asian="Times New Roman1" style:font-size-asian="10pt" style:language-asian="ru" style:country-asian="RU" style:font-name-complex="Courier New1" style:font-size-complex="10pt"/>
    </style:style>
    <style:style style:name="od" style:family="text" style:parent-style-name="Default_20_Paragraph_20_Font"/>
    <style:style style:name="ev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3</meta:editing-cycles>
    <meta:print-date>2018-05-01T20:09:00</meta:print-date>
    <meta:creation-date>2018-05-01T18:16:00</meta:creation-date>
    <dc:date>2019-03-19T00:07:22.08</dc:date>
    <meta:editing-duration>PT3M29S</meta:editing-duration>
    <meta:generator>OpenOffice/4.1.5$Win32 OpenOffice.org_project/415m1$Build-9789</meta:generator>
    <meta:document-statistic meta:table-count="0" meta:image-count="0" meta:object-count="0" meta:page-count="14" meta:paragraph-count="444" meta:word-count="2408" meta:character-count="28883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